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431cm" table:align="margins"/>
    </style:style>
    <style:style style:name="Tabla1.A" style:family="table-column">
      <style:table-column-properties style:column-width="8.214cm" style:rel-column-width="32767*"/>
    </style:style>
    <style:style style:name="Tabla1.B" style:family="table-column">
      <style:table-column-properties style:column-width="8.216cm" style:rel-column-width="32768*"/>
    </style:style>
    <style:style style:name="Tabla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a1.B1" style:family="table-cell">
      <style:table-cell-properties fo:padding="0.097cm" fo:border="0.002cm solid #ffffff"/>
    </style:style>
    <style:style style:name="P1" style:family="paragraph" style:parent-style-name="Standard">
      <style:paragraph-properties fo:line-height="0.635cm"/>
    </style:style>
    <style:style style:name="P2" style:family="paragraph" style:parent-style-name="Standard">
      <style:paragraph-properties fo:line-height="0.635cm" fo:text-align="end" style:justify-single-word="false"/>
    </style:style>
    <style:style style:name="P3" style:family="paragraph" style:parent-style-name="Standard">
      <style:paragraph-properties fo:line-height="0.635cm" fo:text-align="center" style:justify-single-word="false"/>
      <style:text-properties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2pt"/>
    </style:style>
    <style:style style:name="P4" style:family="paragraph" style:parent-style-name="Standard">
      <style:paragraph-properties fo:line-height="0.635cm" fo:text-align="center" style:justify-single-word="false"/>
      <style:text-properties fo:font-size="9pt" fo:language="es" fo:country="ES" fo:font-weight="bold" style:font-size-asian="9pt" style:font-weight-asian="bold" style:font-size-complex="9pt"/>
    </style:style>
    <style:style style:name="P5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9pt" fo:language="es" fo:country="ES" fo:font-weight="bold" style:font-size-asian="9pt" style:font-weight-asian="bold" style:font-size-complex="9pt"/>
    </style:style>
    <style:style style:name="P6" style:family="paragraph" style:parent-style-name="Standard">
      <style:paragraph-properties fo:line-height="0.635cm" fo:text-align="center" style:justify-single-word="false"/>
      <style:text-properties fo:font-size="9pt" fo:language="es" fo:country="ES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  <style:text-properties fo:font-size="8pt" fo:language="es" fo:country="ES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fo:font-weight="bold" style:font-size-asian="8pt" style:font-weight-asian="bold" style:font-size-complex="8pt"/>
    </style:style>
    <style:style style:name="P10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style:font-size-asian="8pt" style:font-size-complex="8pt"/>
    </style:style>
    <style:style style:name="P11" style:family="paragraph" style:parent-style-name="Standard">
      <style:paragraph-properties fo:line-height="0.635cm"/>
      <style:text-properties fo:font-size="16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325cm"/>
        </style:tab-stops>
      </style:paragraph-properties>
    </style:style>
    <style:style style:name="P14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325cm" style:type="right"/>
        </style:tab-stops>
      </style:paragraph-properties>
    </style:style>
    <style:style style:name="P15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272cm" style:type="right"/>
        </style:tab-stops>
      </style:paragraph-properties>
    </style:style>
    <style:style style:name="P16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Tahoma"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Tahoma" fo:font-size="8pt" fo:language="es" fo:country="ES" fo:font-weight="bold" style:font-size-asian="8pt" style:font-weight-asian="bold" style:font-size-complex="8pt"/>
    </style:style>
    <style:style style:name="P19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Tahoma" fo:font-size="8pt" fo:language="es" fo:country="ES" fo:font-weight="normal" style:font-size-asian="8pt" style:font-weight-asian="normal" style:font-size-complex="8pt" style:font-weight-complex="normal"/>
    </style:style>
    <style:style style:name="P20" style:family="paragraph" style:parent-style-name="Standard" style:master-page-name="">
      <style:paragraph-properties fo:margin-left="0cm" fo:margin-right="0.079cm" fo:margin-top="0cm" fo:margin-bottom="0cm" fo:line-height="100%" fo:text-align="justify" style:justify-single-word="false" fo:hyphenation-ladder-count="no-limit" fo:text-indent="0cm" style:auto-text-indent="false" style:page-number="auto">
        <style:tab-stops>
          <style:tab-stop style:position="0.751cm"/>
          <style:tab-stop style:position="16.298cm"/>
        </style:tab-stops>
      </style:paragraph-properties>
      <style:text-properties fo:hyphenate="false" fo:hyphenation-remain-char-count="0" fo:hyphenation-push-char-count="0"/>
    </style:style>
    <style:style style:name="P21" style:family="paragraph" style:parent-style-name="Standard" style:master-page-name="MP0">
      <style:paragraph-properties fo:line-height="0.635cm" fo:text-align="end" style:justify-single-word="false" style:page-number="auto" fo:break-before="page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6.298cm" style:type="right"/>
          <style:tab-stop style:position="16.325cm"/>
        </style:tab-stops>
      </style:paragraph-properties>
    </style:style>
    <style:style style:name="T1" style:family="text">
      <style:text-properties fo:font-size="16pt" fo:language="es" fo:country="ES" fo:font-weight="bold" style:font-size-asian="16pt" style:font-weight-asian="bold" style:font-size-complex="16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style:font-name="Times New Roman" fo:font-size="14pt" fo:language="es" fo:country="ES" style:font-size-asian="14pt" style:font-size-complex="14pt"/>
    </style:style>
    <style:style style:name="T4" style:family="text">
      <style:text-properties fo:font-size="8pt" fo:language="es" fo:country="ES" style:font-size-asian="8pt" style:font-size-complex="8pt"/>
    </style:style>
    <style:style style:name="T5" style:family="text">
      <style:text-properties fo:font-size="8pt" fo:language="es" fo:country="ES" fo:font-weight="bold" style:font-size-asian="8pt" style:font-weight-asian="bold" style:font-size-complex="8pt"/>
    </style:style>
    <style:style style:name="T6" style:family="text">
      <style:text-properties fo:font-size="8pt" fo:language="es" fo:country="ES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es" fo:country="ES" style:text-underline-style="none" fo:font-weight="bold" style:font-size-asian="8pt" style:font-weight-asian="bold" style:font-size-complex="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line-through-style="solid" style:text-line-through-type="double" fo:font-size="8pt" fo:language="es" fo:country="ES" style:font-size-asian="8pt" style:font-size-complex="8pt"/>
    </style:style>
    <style:style style:name="T10" style:family="text">
      <style:text-properties style:text-line-through-style="solid" style:text-line-through-type="double" fo:font-size="8pt" style:font-size-asian="8pt" style:font-size-complex="8pt"/>
    </style:style>
    <style:style style:name="T11" style:family="text">
      <style:text-properties style:text-line-through-style="solid" style:text-line-through-type="double" fo:font-size="9pt" fo:language="es" fo:country="ES" fo:font-weight="bold" style:font-size-asian="9pt" style:font-weight-asian="bold" style:font-size-complex="9pt"/>
    </style:style>
    <style:style style:name="T12" style:family="text">
      <style:text-properties style:text-line-through-style="solid" style:text-line-through-type="double" fo:font-size="9pt" fo:language="es" fo:country="ES" style:text-underline-style="none" fo:font-weight="bold" style:font-size-asian="9pt" style:font-weight-asian="bold" style:font-size-complex="9pt"/>
    </style:style>
    <style:style style:name="T13" style:family="text">
      <style:text-properties style:text-line-through-style="solid" style:text-line-through-type="double" style:text-underline-style="none" fo:font-weight="bold" style:font-weight-asian="bold"/>
    </style:style>
    <style:style style:name="T14" style:family="text">
      <style:text-properties fo:font-size="9pt" fo:language="es" fo:country="ES" fo:font-weight="bold" style:font-size-asian="9pt" style:font-weight-asian="bold" style:font-size-complex="9pt"/>
    </style:style>
    <style:style style:name="T15" style:family="text">
      <style:text-properties fo:font-size="9pt" fo:language="es" fo:country="ES" style:text-underline-style="none" style:font-size-asian="9pt" style:font-size-complex="9pt"/>
    </style:style>
    <style:style style:name="T16" style:family="text">
      <style:text-properties style:font-name="Calibri1" fo:font-size="6pt" fo:language="es" fo:country="ES" fo:font-weight="bold" style:font-size-asian="6pt" style:font-weight-asian="bold" style:font-size-complex="6pt"/>
    </style:style>
    <style:style style:name="T17" style:family="text">
      <style:text-properties style:font-name="Calibri1" fo:font-size="6pt" fo:language="es" fo:country="ES" fo:font-weight="bold" style:font-size-asian="6pt" style:font-weight-asian="bold" style:font-size-complex="6pt" style:font-weight-complex="bold"/>
    </style:style>
    <style:style style:name="T18" style:family="text">
      <style:text-properties style:font-name="Tahoma"/>
    </style:style>
    <style:style style:name="T19" style:family="text">
      <style:text-properties style:font-name="Tahoma" fo:font-size="8pt" fo:language="es" fo:country="ES" style:font-size-asian="8pt" style:font-size-complex="8pt"/>
    </style:style>
    <style:style style:name="T20" style:family="text">
      <style:text-properties style:font-name="Tahoma" fo:font-size="8pt" fo:language="es" fo:country="ES" style:text-underline-style="none" fo:font-weight="normal" style:font-size-asian="8pt" style:font-weight-asian="normal" style:font-size-complex="8pt" style:font-weight-complex="normal"/>
    </style:style>
    <style:style style:name="T21" style:family="text">
      <style:text-properties style:font-name="Tahoma" fo:font-size="8pt" fo:language="es" fo:country="ES" fo:font-weight="bold" style:font-size-asian="8pt" style:font-weight-asian="bold" style:font-size-complex="8pt"/>
    </style:style>
    <style:style style:name="T22" style:family="text">
      <style:text-properties style:font-name="Tahoma" fo:font-size="8pt" fo:language="es" fo:country="ES" fo:font-weight="bold" style:font-size-asian="8pt" style:font-weight-asian="bold" style:font-size-complex="8pt" style:font-weight-complex="bold"/>
    </style:style>
    <style:style style:name="T23" style:family="text">
      <style:text-properties style:font-name="Tahoma" fo:font-size="8pt" fo:language="es" fo:country="ES" fo:font-weight="normal" style:font-size-asian="8pt" style:font-weight-asian="normal" style:font-size-complex="8pt" style:font-weight-complex="normal"/>
    </style:style>
    <style:style style:name="T24" style:family="text">
      <style:text-properties style:font-name="Tahoma" fo:font-size="8pt" style:font-size-asian="8pt" style:font-size-complex="8pt"/>
    </style:style>
    <style:style style:name="T25" style:family="text">
      <style:text-properties style:font-name="Tahoma" fo:font-size="9pt" fo:language="es" fo:country="ES" style:text-underline-style="solid" style:text-underline-width="auto" style:text-underline-color="font-color" fo:font-weight="bold" style:font-size-asian="9pt" style:font-weight-asian="bold" style:font-size-complex="9pt"/>
    </style:style>
    <style:style style:name="T26" style:family="text">
      <style:text-properties style:font-name="Tahoma" fo:font-size="9pt" fo:language="es" fo:country="ES" style:text-underline-style="solid" style:text-underline-width="auto" style:text-underline-color="font-color" style:font-size-asian="9pt" style:font-size-complex="9pt"/>
    </style:style>
    <style:style style:name="T27" style:family="text">
      <style:text-properties style:font-name="Tahoma" fo:font-size="9pt" fo:language="es" fo:country="ES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8" style:family="text">
      <style:text-properties style:font-name="Tahoma" fo:font-size="9pt" fo:language="es" fo:country="ES" style:text-underline-style="none" fo:font-weight="normal" style:font-size-asian="9pt" style:font-weight-asian="normal" style:font-size-complex="9pt" style:font-weight-complex="normal"/>
    </style:style>
    <style:style style:name="T29" style:family="text">
      <style:text-properties style:font-name="Tahoma" fo:font-size="9pt" fo:language="es" fo:country="ES" style:text-underline-style="none" style:font-size-asian="9pt" style:font-size-complex="9pt"/>
    </style:style>
    <style:style style:name="T30" style:family="text">
      <style:text-properties style:font-name="Tahoma" fo:font-size="9pt" fo:language="es" fo:country="ES" fo:font-weight="bold" style:font-size-asian="9pt" style:font-weight-asian="bold" style:font-size-complex="9pt"/>
    </style:style>
    <style:style style:name="T31" style:family="text">
      <style:text-properties style:font-name="Tahoma" style:text-underline-style="none" fo:font-weight="normal" style:font-weight-asian="normal" style:font-weight-complex="normal"/>
    </style:style>
    <style:style style:name="T32" style:family="text">
      <style:text-properties style:font-name="Tahoma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Fuente_20_de_20_párrafo_20_predeter."><text:span text:style-name="T1"><text:tab/><text:tab/><text:tab/><text:tab/><text:tab/><text:tab/><text:tab/><text:tab/><text:tab/><text:tab/><text:tab/><text:tab/></text:span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7"/></text:span></text:p>
      <text:p text:style-name="P2"><text:span text:style-name="Fuente_20_de_20_párrafo_20_predeter."><text:span text:style-name="T17"/></text:span></text:p>
      <text:p text:style-name="P1"/>
      <text:p text:style-name="P1"><text:span text:style-name="Fuente_20_de_20_párrafo_20_predeter."><text:span text:style-name="T1"><text:tab/><text:tab/><text:tab/><text:tab/></text:span></text:span></text:p>
      <text:p text:style-name="P2"><text:span text:style-name="Fuente_20_de_20_párrafo_20_predeter."><text:span text:style-name="T1"><text:s text:c="25"/></text:span></text:span><text:span text:style-name="Fuente_20_de_20_párrafo_20_predeter."><text:span text:style-name="T2">NºInstrumento </text:span></text:span><text:span text:style-name="Fuente_20_de_20_párrafo_20_predeter."><text:span text:style-name="T3">{var.KARDEX}</text:span></text:span></text:p>
      <text:p text:style-name="P11"/>
      <text:p text:style-name="P3">ACTA NOTARIAL DE AUTORIZACIÓN PARA VIAJE DE MENORES AL EXTERIOR DEL PAIS</text:p>
      <text:p text:style-name="P6">(ART.94,98 DEL D.LEG Nº 1049, ARTÍCULO 111º DEL CÓDIGO DE LOS NIÑOS Y ADOLECENTES, LEY Nº 27337)</text:p>
      <text:p text:style-name="P4"/>
      <text:p text:style-name="P12"><text:span text:style-name="T19">EN LA CIUDAD DE</text:span><text:span text:style-name="T4"> </text:span><text:span text:style-name="T19">{var.DISTRITO_NOTARIO}</text:span><text:span text:style-name="T4">, </text:span><text:span text:style-name="T19">A LOS</text:span><text:span text:style-name="T4"> </text:span><text:span text:style-name="T20">{var.nuevafechaletras}</text:span><text:span text:style-name="T7">,</text:span><text:span text:style-name="T20">{var.licencia}</text:span><text:span text:style-name="T5">,</text:span><text:span text:style-name="T4"> </text:span><text:span text:style-name="T19">EXTIENDO LA PRESENTE ACTA DE AUTORIZACIÓN DE VIAJE DE MENOR EN QUE COMPARECE(N):</text:span><text:span text:style-name="T9"> <text:tab/></text:span></text:p>
      <text:p text:style-name="P13"><text:span text:style-name="T5">{c;block=begin;}</text:span><text:span text:style-name="T22">{c.contratante}</text:span><text:span text:style-name="T4"> </text:span><text:span text:style-name="T19">{c.identificado}</text:span><text:span text:style-name="T19"> CON</text:span><text:span text:style-name="T4"> </text:span><text:span text:style-name="T22">{c.abreviatura}</text:span><text:span text:style-name="T4"> </text:span><text:span text:style-name="T21">N°</text:span><text:span text:style-name="T5"> </text:span><text:span text:style-name="T22">{c.numero_documento}</text:span><text:span text:style-name="T5">,</text:span><text:span text:style-name="T23">CON</text:span><text:span text:style-name="T21"> </text:span><text:span text:style-name="T23">NACIONALIDAD</text:span><text:span text:style-name="T5"> </text:span><text:span text:style-name="T21">{c.nacionalidad}</text:span><text:span text:style-name="T5">,</text:span><text:span text:style-name="T4"> </text:span><text:span text:style-name="T19">DOMICILIADO</text:span><text:span text:style-name="T4"> </text:span><text:span text:style-name="T19">{c.direccion}</text:span><text:span text:style-name="T4">, </text:span><text:span text:style-name="T19">{c.ubigeo}</text:span><text:span text:style-name="T4"> </text:span><text:span text:style-name="T23">{c.nuevo}</text:span><text:span text:style-name="T24">{c.y_coma}</text:span><text:span text:style-name="T23">{r.final}</text:span><text:span text:style-name="T8"> {c;block=end;} </text:span><text:span text:style-name="T6"><text:s/></text:span><text:span text:style-name="T10"><text:tab/></text:span></text:p>
      <text:p text:style-name="P22"><text:span text:style-name="T25">AUTORIZACIÓN DE VIAJE: </text:span><text:span text:style-name="T23">POR LA PRESENTE ACTA</text:span><text:span text:style-name="T5"> </text:span><text:span text:style-name="T21">{var.LOSELLA_PADRES}</text:span><text:span text:style-name="T5"> </text:span><text:span text:style-name="T21">{var.MANIFIESTA}</text:span><text:span text:style-name="T5"> </text:span><text:span text:style-name="T23">EXPRESAMENTE QUE</text:span><text:span text:style-name="T5"> </text:span><text:span text:style-name="T21">{var.AUTORIZA}</text:span><text:span text:style-name="T5"> </text:span><text:span text:style-name="T23">EL VIAJE DE SU</text:span><text:span text:style-name="T5"> </text:span><text:span text:style-name="T21">{var.MENOR}</text:span><text:span text:style-name="T5"> </text:span><text:span text:style-name="T21">{var.HIJO}</text:span><text:span text:style-name="T5">:</text:span><text:span text:style-name="T4">{m;block=begin;}</text:span><text:span text:style-name="T21">{m.contratante}</text:span><text:span text:style-name="T5"> </text:span><text:span text:style-name="T23">{m.identificado} </text:span><text:span text:style-name="T19">CON</text:span><text:span text:style-name="T4"> </text:span><text:span text:style-name="T21">{m.abreviatura}</text:span><text:span text:style-name="T19"> Nº</text:span><text:span text:style-name="T21">{m.numero_documento}</text:span><text:span text:style-name="T5"> </text:span><text:span text:style-name="T19">DE:</text:span><text:span text:style-name="T21">{m.edad}</text:span><text:span text:style-name="T5"> </text:span><text:span text:style-name="T21">DE EDAD.</text:span><text:span text:style-name="T4">{m;block=end;}</text:span><text:span text:style-name="T9"><text:tab/></text:span></text:p>
      <text:p text:style-name="P14"><text:span text:style-name="T26">DESTINO DE VIAJE:</text:span><text:span text:style-name="T30">{var.DESTINO}</text:span><text:span text:style-name="T14">.</text:span><text:span text:style-name="T11"><text:tab/></text:span></text:p>
      <text:p text:style-name="P20"><text:span text:style-name="T27">OBSERVACIONES</text:span><text:span text:style-name="T28">:</text:span><text:span text:style-name="T29">{var.OBSERVACION}</text:span><text:span text:style-name="T15">.</text:span><text:span text:style-name="T12"><text:tab/></text:span></text:p>
      <text:p text:style-name="P15"><text:span text:style-name="T19">SE DEJA CONSTANCIA QUE EL PRESENTE PERMISO SE EXPIDE CONFORME A LO ESTABLECIDO EN EL ARTICULO 140 REGLAMENTO DEL DECRETO LEGISLATIVO N°1350, DECRETO LEGISLATIVO DE MIGRACIONES ANEXO-DECRETO SUPREMO N° 007-2017-IN.</text:span><text:span text:style-name="T12"><text:tab/></text:span></text:p>
      <text:p text:style-name="P15"><text:span text:style-name="T19">{var.A_EL_LOS}</text:span><text:span text:style-name="T4"> </text:span><text:span text:style-name="T19">COMPARECIENTE</text:span><text:span text:style-name="T19">{var.A_S}</text:span><text:span text:style-name="T4"> </text:span><text:span text:style-name="T19">LEE{var.A_N}</text:span><text:span text:style-name="T4"> </text:span><text:span text:style-name="T19">ESTE DOCUMENTO, DECLARA{var.A_N}</text:span><text:span text:style-name="T4"> </text:span><text:span text:style-name="T19">BAJO JURAMENTO Y RESPONSABILIDAD QUE TODO LO QUE AQUÍ CONSIGNADO ES CIERTO Y ASUME</text:span><text:span text:style-name="T4"> </text:span><text:span text:style-name="T19">{var.A_N}</text:span><text:span text:style-name="T4"> </text:span><text:span text:style-name="T19">TODAS LAS RESPONSABILIDADES QUE DE ÉL EMANEN, SE RATIFICA{var.A_N}</text:span><text:span text:style-name="T4"> </text:span><text:span text:style-name="T19">EN SU CONTENIDO Y LO FIRMA{var.A_N}</text:span><text:span text:style-name="T4"> </text:span><text:span text:style-name="T19">EN MI</text:span><text:span text:style-name="T4"> </text:span><text:span text:style-name="T19">PRESENCIA,EN LA FECHA</text:span><text:span text:style-name="T4">.</text:span><text:span text:style-name="T9"><text:tab/></text:span></text:p>
      <text:p text:style-name="P8"><text:span text:style-name="T18">SAN BORJA</text:span>,<text:span text:style-name="T31">{var.nuevafecha}</text:span><text:span text:style-name="T13"><text:tab/></text:span></text:p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_____________________________ <text:s text:c="21"/></text:p>
            <text:p text:style-name="P17">{p.contratante}</text:p>
            <text:p text:style-name="P9"><text:span text:style-name="T18">{p.abreviatura}</text:span> <text:span text:style-name="T18">Nº</text:span> <text:span text:style-name="T18">{p.numero_documento}</text:span></text:p>
            <text:p text:style-name="P7"><text:span text:style-name="Fuente_20_de_20_párrafo_20_predeter."><text:span text:style-name="T32">{p.repre}</text:span></text:span></text:p>
          </table:table-cell>
          <table:table-cell table:style-name="Tabla1.B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__________________________</text:p>
            <text:p text:style-name="P17">{r.contratante}</text:p>
            <text:p text:style-name="P9"><text:span text:style-name="T18">{r.abreviatura}</text:span> <text:span text:style-name="T18">Nº</text:span> <text:span text:style-name="T18">{r.numero_documento}</text:span></text:p>
            <text:p text:style-name="P18">{r.repre}</text:p>
          </table:table-cell>
        </table:table-row>
      </table:table>
      <text:p text:style-name="P7"/>
      <text:p text:style-name="P7"/>
      <text:p text:style-name="P19">Vigencia: 90 días</text:p>
      <text:p text:style-name="P5"><text:s text:c="2"/></text:p>
      <text:p text:style-name="P5"/>
      <text:p text:style-name="P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P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P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Courier New" fo:font-size="12pt" fo:language="en" fo:country="US" style:font-name-asian="Times New Roman" style:font-size-asian="12pt" style:language-asian="es" style:country-asian="ES" style:font-name-complex="Times New Roman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06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EXTRAPROTOCOLAR1</meta:initial-creator>
    <meta:creation-date>2016-11-23T14:30:00Z</meta:creation-date>
    <dc:date>2020-01-16T13:19:25.19</dc:date>
    <meta:print-date>2016-09-29T15:30:00Z</meta:print-date>
    <meta:editing-cycles>219</meta:editing-cycles>
    <meta:editing-duration>P1DT22H42M53S</meta:editing-duration>
    <meta:document-statistic meta:table-count="1" meta:image-count="0" meta:object-count="0" meta:page-count="1" meta:paragraph-count="23" meta:word-count="182" meta:character-count="17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